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2D9CDF5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round" draw:fill="solid" draw:fill-color="#e6e6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280099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4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solid" svg:stroke-width="0.026cm" svg:stroke-color="#008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9" style:family="graphic" style:parent-style-name="standard">
      <style:graphic-properties draw:stroke="solid" svg:stroke-width="0.026cm" svg:stroke-color="#280099" draw:marker-end="msArrowEnd_20_5" draw:marker-end-width="0.21cm" draw:marker-end-center="false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solid" svg:stroke-width="0.026cm" svg:stroke-color="#008000" draw:marker-end="msArrowEnd_20_5" draw:marker-end-width="0.21cm" draw:marker-end-center="false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1" style:family="graphic" style:parent-style-name="standard">
      <style:graphic-properties draw:stroke="solid" svg:stroke-width="0.026cm" svg:stroke-color="#80008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2.79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align="center" text:enable-numbering="false" fo:text-indent="0cm"/>
    </style:style>
    <style:style style:name="P3" style:family="paragraph">
      <style:paragraph-properties style:writing-mode="lr-tb"/>
      <style:text-properties fo:font-size="11pt" style:font-size-asian="11pt" style:font-size-complex="11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3%" text:enable-numbering="false" fo:text-indent="0cm"/>
    </style:style>
    <style:style style:name="P6" style:family="paragraph"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style:writing-mode="lr-tb"/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paragraph-properties style:writing-mode="lr-tb"/>
      <style:text-properties fo:font-size="15pt"/>
    </style:style>
    <style:style style:name="P11" style:family="paragraph">
      <style:paragraph-properties fo:text-align="center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fo:font-size="12pt" fo:language="en" fo:country="GB" style:font-size-asian="12pt" style:font-size-complex="12pt"/>
    </style:style>
    <style:style style:name="T3" style:family="text">
      <style:text-properties fo:font-size="14pt" fo:language="en" fo:country="GB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fo:language="en" fo:country="GB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5.772cm" svg:height="6.105cm" svg:x="8.56cm" svg:y="4.318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2" draw:text-style-name="P3" draw:id="id4" draw:layer="layout" svg:width="2.136cm" svg:height="0.819cm" svg:x="9.246cm" svg:y="8.449cm">
            <text:p text:style-name="P2"><text:span text:style-name="T1">libptz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id="id1" draw:layer="layout" svg:width="2.849cm" svg:height="0.764cm" svg:x="10.56cm" svg:y="9.358cm">
            <text:p text:style-name="P2"><text:span text:style-name="T1">KUIM Net 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id="id3" draw:layer="layout" svg:width="2.383cm" svg:height="0.867cm" svg:x="11.795cm" svg:y="5.471cm">
            <text:p text:style-name="P2"><text:span text:style-name="T1">KUIM Net 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id="id2" draw:layer="layout" svg:width="2.136cm" svg:height="0.657cm" svg:x="10.458cm" svg:y="7.184cm">
            <text:p text:style-name="P2"><text:span text:style-name="T1">Analyzer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svg:x1="11.984cm" svg:y1="9.358cm" svg:x2="12.594cm" svg:y2="7.512cm" draw:start-shape="id1" draw:start-glue-point="0" draw:end-shape="id2" draw:end-glue-point="1">
            <text:p text:style-name="P8"/>
          </draw:connector>
          <draw:connector draw:style-name="gr3" draw:text-style-name="P4" draw:layer="layout" svg:x1="11.526cm" svg:y1="7.184cm" svg:x2="12.986cm" svg:y2="6.338cm" draw:start-shape="id2" draw:start-glue-point="0" draw:end-shape="id3" draw:end-glue-point="2">
            <text:p text:style-name="P8"/>
          </draw:connector>
          <draw:connector draw:style-name="gr4" draw:text-style-name="P4" draw:layer="layout" svg:x1="10.458cm" svg:y1="7.512cm" svg:x2="10.314cm" svg:y2="8.449cm" draw:start-shape="id2" draw:start-glue-point="3" draw:end-shape="id4" draw:end-glue-point="0">
            <text:p text:style-name="P8"/>
          </draw:connector>
          <draw:connector draw:style-name="gr4" draw:text-style-name="P4" draw:layer="layout" svg:x1="11.382cm" svg:y1="8.858cm" svg:x2="11.526cm" svg:y2="7.841cm" draw:start-shape="id4" draw:start-glue-point="1" draw:end-shape="id2" draw:end-glue-point="2">
            <text:p text:style-name="P8"/>
          </draw:connector>
          <draw:custom-shape draw:style-name="gr5" draw:text-style-name="P6" draw:layer="layout" svg:width="5.08cm" svg:height="0.52cm" svg:x="8.62cm" svg:y="4.29cm">
            <text:p text:style-name="P5"><text:span text:style-name="T2">Processing Machin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id="id11" draw:layer="layout" svg:width="2.047cm" svg:height="0.657cm" svg:x="8.883cm" svg:y="5.378cm">
            <text:p text:style-name="P2"><text:span text:style-name="T1">CLKSYN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967cm" svg:height="0.657cm" svg:x="8.941cm" svg:y="6.174cm">
            <text:p text:style-name="P2"><text:span text:style-name="T1">DSKI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902cm" svg:height="6.057cm" svg:x="1.692cm" svg:y="4.39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2" draw:text-style-name="P6" draw:id="id5" draw:layer="layout" svg:width="1.966cm" svg:height="1.426cm" svg:x="2.176cm" svg:y="5.821cm">
            <text:p text:style-name="P2"><text:span text:style-name="T2">Captu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id="id8" draw:layer="layout" svg:width="1.575cm" svg:height="1.425cm" svg:x="5.234cm" svg:y="5.469cm">
            <text:p text:style-name="P2"><text:span text:style-name="T1">Motor</text:span></text:p>
            <text:p text:style-name="P2"><text:span text:style-name="T1">Contro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id="id6" draw:layer="layout" svg:width="2.478cm" svg:height="1.073cm" svg:x="1.921cm" svg:y="8.316cm">
            <text:p text:style-name="P2"><text:span text:style-name="T1">KUIM Net 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svg:x1="3.159cm" svg:y1="7.247cm" svg:x2="3.16cm" svg:y2="8.316cm" draw:start-shape="id5" draw:start-glue-point="2" draw:end-shape="id6" draw:end-glue-point="0">
            <text:p text:style-name="P8"/>
          </draw:connector>
          <draw:custom-shape draw:style-name="gr6" draw:text-style-name="P6" draw:layer="layout" svg:width="3.206cm" svg:height="0.956cm" svg:x="4.144cm" svg:y="4.489cm">
            <text:p text:style-name="P5"><text:span text:style-name="T2">Video Machin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id="id9" draw:layer="layout" svg:width="1.928cm" svg:height="1.069cm" svg:x="5.234cm" svg:y="7.959cm">
            <text:p text:style-name="P2"><text:span text:style-name="T1">CLKSYN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875cm" svg:height="0.713cm" svg:x="5.257cm" svg:y="9.384cm">
            <text:p text:style-name="P2"><text:span text:style-name="T1">DSKI</text:span></text:p>
            <draw:enhanced-geometry svg:viewBox="0 0 21600 21600" draw:type="rectangle" draw:enhanced-path="M 0 0 L 21600 0 21600 21600 0 21600 0 0 Z N"/>
          </draw:custom-shape>
          <draw:frame draw:style-name="gr7" draw:text-style-name="P4" draw:id="id7" draw:layer="layout" svg:width="2.346cm" svg:height="2.396cm" svg:x="2.697cm" svg:y="1.701cm">
            <draw:image xlink:href="Pictures/10000000000000C8000000C2D9CDF550.jpg" xlink:type="simple" xlink:show="embed" xlink:actuate="onLoad">
              <text:p text:style-name="P8"/>
            </draw:image>
          </draw:frame>
          <draw:connector draw:style-name="gr3" draw:text-style-name="P4" draw:layer="layout" svg:x1="3.87cm" svg:y1="4.097cm" svg:x2="3.159cm" svg:y2="5.821cm" draw:start-shape="id7" draw:start-glue-point="2" draw:end-shape="id5" draw:end-glue-point="0">
            <text:p text:style-name="P8"/>
          </draw:connector>
          <draw:connector draw:style-name="gr8" draw:text-style-name="P4" draw:layer="layout" svg:x1="6.809cm" svg:y1="6.181cm" svg:x2="5.043cm" svg:y2="2.899cm" draw:start-shape="id8" draw:start-glue-point="1" draw:end-shape="id7" draw:end-glue-point="1">
            <text:p text:style-name="P8"/>
          </draw:connector>
          <draw:custom-shape draw:style-name="gr1" draw:text-style-name="P1" draw:layer="layout" svg:width="3.402cm" svg:height="1.905cm" svg:x="9.933cm" svg:y="1.635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2" draw:text-style-name="P6" draw:id="id10" draw:layer="layout" svg:width="2.362cm" svg:height="0.831cm" svg:x="10.579cm" svg:y="2.463cm">
            <text:p text:style-name="P2"><text:span text:style-name="T2">NTP</text:span></text:p>
            <draw:enhanced-geometry svg:viewBox="0 0 21600 21600" draw:type="rectangle" draw:enhanced-path="M 0 0 L 21600 0 21600 21600 0 21600 0 0 Z N"/>
          </draw:custom-shape>
          <draw:connector draw:style-name="gr9" draw:text-style-name="P4" draw:layer="layout" draw:line-skew="1.03cm" svg:x1="3.16cm" svg:y1="9.389cm" svg:x2="11.984cm" svg:y2="10.122cm" draw:start-shape="id6" draw:end-shape="id1" draw:end-glue-point="2">
            <text:p text:style-name="P8"/>
          </draw:connector>
          <draw:connector draw:style-name="gr10" draw:text-style-name="P4" draw:layer="layout" draw:line-skew="1.25cm" svg:x1="10.314cm" svg:y1="9.268cm" svg:x2="5.234cm" svg:y2="6.181cm" draw:start-shape="id4" draw:start-glue-point="2" draw:end-shape="id8" draw:end-glue-point="3">
            <text:p text:style-name="P8"/>
          </draw:connector>
          <draw:connector draw:style-name="gr11" draw:text-style-name="P4" draw:layer="layout" draw:line-skew="-0.886cm" svg:x1="7.162cm" svg:y1="8.493cm" svg:x2="10.579cm" svg:y2="2.878cm" draw:start-shape="id9" draw:start-glue-point="1" draw:end-shape="id10" draw:end-glue-point="3">
            <text:p text:style-name="P8"/>
          </draw:connector>
          <draw:connector draw:style-name="gr11" draw:text-style-name="P4" draw:layer="layout" draw:line-skew="-0.16cm" svg:x1="11.76cm" svg:y1="3.294cm" svg:x2="8.883cm" svg:y2="5.706cm" draw:start-shape="id10" draw:start-glue-point="2" draw:end-shape="id11" draw:end-glue-point="3">
            <text:p text:style-name="P8"/>
          </draw:connector>
          <draw:custom-shape draw:style-name="gr6" draw:text-style-name="P6" draw:layer="layout" svg:width="3.488cm" svg:height="1.002cm" svg:x="9.794cm" svg:y="1.635cm">
            <text:p text:style-name="P5"><text:span text:style-name="T2">Timeserver</text:span></text:p>
            <draw:enhanced-geometry svg:viewBox="0 0 21600 21600" draw:type="mso-spt202" draw:enhanced-path="M 0 0 L 21600 0 21600 21600 0 21600 0 0 Z N"/>
          </draw:custom-shape>
          <draw:custom-shape draw:style-name="gr1" draw:text-style-name="P1" draw:layer="layout" svg:width="2.518cm" svg:height="1.411cm" svg:x="7.267cm" svg:y="10.614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887cm" svg:height="1.789cm" svg:x="7.361cm" svg:y="10.641cm">
            <text:p text:style-name="P5"><text:span text:style-name="T1">NIST-Net</text:span></text:p>
            <text:p text:style-name="P5"><text:span text:style-name="T1">Router</text:span></text:p>
            <draw:enhanced-geometry svg:viewBox="0 0 21600 21600" draw:type="mso-spt202" draw:enhanced-path="M 0 0 L 21600 0 21600 21600 0 21600 0 0 Z N"/>
          </draw:custom-shape>
          <draw:custom-shape draw:style-name="gr1" draw:text-style-name="P1" draw:layer="layout" svg:width="4.545cm" svg:height="6.133cm" svg:x="14.846cm" svg:y="4.241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2" draw:text-style-name="P3" draw:id="id14" draw:layer="layout" svg:width="2.047cm" svg:height="0.657cm" svg:x="17.248cm" svg:y="5.139cm">
            <text:p text:style-name="P2"><text:span text:style-name="T1">CLKSYN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967cm" svg:height="0.657cm" svg:x="15.095cm" svg:y="5.159cm">
            <text:p text:style-name="P2"><text:span text:style-name="T1">DSK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id="id12" draw:layer="layout" svg:width="2.294cm" svg:height="0.867cm" svg:x="15.851cm" svg:y="6.118cm">
            <text:p text:style-name="P2"><text:span text:style-name="T1">KUIM Net C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svg:x1="14.178cm" svg:y1="5.904cm" svg:x2="15.851cm" svg:y2="6.551cm" draw:start-shape="id3" draw:start-glue-point="1" draw:end-shape="id12" draw:end-glue-point="3">
            <text:p text:style-name="P8"/>
          </draw:connector>
          <draw:custom-shape draw:style-name="gr2" draw:text-style-name="P7" draw:id="id13" draw:layer="layout" svg:width="1.905cm" svg:height="1.27cm" svg:x="15.162cm" svg:y="8.847cm">
            <text:p text:style-name="P2"><text:span text:style-name="T3">KUIM</text:span></text:p>
            <text:p text:style-name="P2"><text:span text:style-name="T3">Display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svg:x1="16.998cm" svg:y1="6.985cm" svg:x2="16.114cm" svg:y2="8.847cm" draw:start-shape="id12" draw:start-glue-point="2" draw:end-shape="id13" draw:end-glue-point="0">
            <text:p text:style-name="P8"/>
          </draw:connector>
          <draw:connector draw:style-name="gr11" draw:text-style-name="P4" draw:layer="layout" svg:x1="12.941cm" svg:y1="2.878cm" svg:x2="18.271cm" svg:y2="5.139cm" draw:start-shape="id10" draw:start-glue-point="1" draw:end-shape="id14" draw:end-glue-point="0">
            <text:p text:style-name="P8"/>
          </draw:connector>
          <draw:frame draw:style-name="gr12" draw:text-style-name="P9" draw:layer="layout" svg:width="3.859cm" svg:height="0.788cm" svg:x="14.747cm" svg:y="4.237cm">
            <draw:text-box>
              <text:p text:style-name="P8"><text:span text:style-name="T4">Display Machine</text:span></text:p>
            </draw:text-box>
          </draw:frame>
          <draw:custom-shape draw:style-name="gr2" draw:text-style-name="P10" draw:id="id15" draw:layer="layout" svg:width="1.641cm" svg:height="1.27cm" svg:x="17.486cm" svg:y="7.282cm">
            <text:p text:style-name="P2"><text:span text:style-name="T5">X11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1" draw:layer="layout" draw:type="lines" draw:line-skew="0.542cm" svg:x1="17.067cm" svg:y1="9.482cm" svg:x2="18.306cm" svg:y2="8.552cm" draw:start-shape="id13" draw:end-shape="id15" draw:end-glue-point="2">
            <text:p text:style-name="P8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boie</meta:initial-creator>
    <meta:creation-date>2007-10-17T12:55:08</meta:creation-date>
    <dc:creator>Douglas Niehaus</dc:creator>
    <dc:date>2007-10-22T23:55:16</dc:date>
    <meta:printed-by>boie</meta:printed-by>
    <meta:print-date>2007-10-17T13:00:46</meta:print-date>
    <dc:language>en-US</dc:language>
    <meta:editing-cycles>6</meta:editing-cycles>
    <meta:editing-duration>PT4H52M45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